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ee77"/>
    </style:style>
    <style:style style:name="P2" style:family="paragraph" style:parent-style-name="Text_20_body">
      <style:text-properties officeooo:paragraph-rsid="000ae5c5"/>
    </style:style>
    <style:style style:name="P3" style:family="paragraph" style:parent-style-name="Text_20_body">
      <style:text-properties officeooo:paragraph-rsid="000bfa64"/>
    </style:style>
    <style:style style:name="P4" style:family="paragraph" style:parent-style-name="Text_20_body">
      <style:text-properties officeooo:paragraph-rsid="000c710d"/>
    </style:style>
    <style:style style:name="P5" style:family="paragraph" style:parent-style-name="Heading_20_1">
      <style:paragraph-properties fo:text-align="center" style:justify-single-word="false"/>
      <style:text-properties officeooo:paragraph-rsid="0008ee77"/>
    </style:style>
    <style:style style:name="P6" style:family="paragraph" style:parent-style-name="Heading_20_3">
      <style:text-properties officeooo:paragraph-rsid="000ae5c5"/>
    </style:style>
    <style:style style:name="P7" style:family="paragraph" style:parent-style-name="Heading_20_2">
      <style:text-properties officeooo:paragraph-rsid="0008ee77"/>
    </style:style>
    <style:style style:name="T1" style:family="text">
      <style:text-properties officeooo:rsid="0008ee77"/>
    </style:style>
    <style:style style:name="T2" style:family="text">
      <style:text-properties officeooo:rsid="000a4132"/>
    </style:style>
    <style:style style:name="T3" style:family="text">
      <style:text-properties officeooo:rsid="000ae5c5"/>
    </style:style>
    <style:style style:name="T4" style:family="text">
      <style:text-properties style:text-position="super 58%" fo:font-weight="bold" officeooo:rsid="000ae5c5" style:font-weight-asian="bold" style:font-weight-complex="bold"/>
    </style:style>
    <style:style style:name="T5" style:family="text">
      <style:text-properties style:text-position="0% 100%" officeooo:rsid="000ae5c5"/>
    </style:style>
    <style:style style:name="T6" style:family="text">
      <style:text-properties style:text-position="0% 100%" officeooo:rsid="0008ee77"/>
    </style:style>
    <style:style style:name="T7" style:family="text">
      <style:text-properties style:text-position="0% 100%" officeooo:rsid="000b9a72"/>
    </style:style>
    <style:style style:name="T8" style:family="text">
      <style:text-properties style:text-position="0% 100%" fo:font-weight="bold" officeooo:rsid="000ae5c5" style:font-weight-asian="bold" style:font-weight-complex="bold"/>
    </style:style>
    <style:style style:name="T9" style:family="text">
      <style:text-properties style:text-position="0% 100%" fo:font-weight="bold" officeooo:rsid="000b9a72" style:font-weight-asian="bold" style:font-weight-complex="bold"/>
    </style:style>
    <style:style style:name="T10" style:family="text">
      <style:text-properties style:text-position="0% 100%" officeooo:rsid="000bfa64"/>
    </style:style>
    <style:style style:name="T11" style:family="text">
      <style:text-properties style:text-position="0% 100%" officeooo:rsid="000c710d"/>
    </style:style>
    <style:style style:name="T12" style:family="text">
      <style:text-properties fo:font-weight="bold" officeooo:rsid="000ae5c5" style:font-weight-asian="bold" style:font-weight-complex="bold"/>
    </style:style>
    <style:style style:name="T13" style:family="text">
      <style:text-properties fo:font-weight="bold" officeooo:rsid="0008ee77" style:font-weight-asian="bold" style:font-weight-complex="bold"/>
    </style:style>
    <style:style style:name="T14" style:family="text">
      <style:text-properties officeooo:rsid="000bfa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Määrittelydokumentti</text:span></text:h>
      <text:h text:style-name="P7" text:outline-level="2"><text:span text:style-name="T1">Kuvaus työstä</text:span></text:h>
      <text:p text:style-name="P1"><text:span text:style-name="T2">Harjoitust</text:span><text:span text:style-name="T1">yön tarkoituksena on toteuttaa ja jossain määrin vertailla muutamia lyhyimmän polun etsimiseen käytettäviä </text:span><text:span text:style-name="T2">verkko</text:span><text:span text:style-name="T1">algoritmeja. </text:span><text:span text:style-name="T2">Harjoitust</text:span><text:span text:style-name="T1">yössä </text:span><text:span text:style-name="T2">käytettäviä</text:span><text:span text:style-name="T1"> algoritmeja ovat kurssilla </text:span><text:span text:style-name="T2">käsitellyt</text:span><text:span text:style-name="T1"> Bellmanin-Fordin algoritmi ja Dijkstran algoritmi. </text:span><text:span text:style-name="T14">Käytettävä ohjelmointikieli on Java.</text:span></text:p>
      <text:p text:style-name="P3"><text:span text:style-name="T1">Mikäli aikaa riittää, toteutetaan työhön myös Dijkstraan pohjautuva A*-algoritmi </text:span><text:span text:style-name="T14">ja jonkinlainen interaktiivinen, graafinen käyttöliittymä.</text:span></text:p>
      <text:p text:style-name="P3"><text:span text:style-name="T14"/></text:p>
      <text:h text:style-name="P7" text:outline-level="2"><text:span text:style-name="T1">Algoritmit ja</text:span><text:span text:style-name="T1"> tehokkuus</text:span></text:h>
      <text:h text:style-name="Heading_20_3" text:outline-level="3"><text:span text:style-name="T1">Bellmanin-Fordin algoritmi</text:span></text:h>
      <text:p text:style-name="P1"><text:span text:style-name="T1">Ensimmäinen toteutettavista algoritmeista on Bellmanin-Fordin algoritmi, </text:span><text:span text:style-name="T3">joka</text:span><text:span text:style-name="T1"> löytää lyhimmät polut lähtösolmusta muihin solmuihin ajass</text:span><text:span text:style-name="T6">a</text:span><text:span text:style-name="T1"> </text:span><text:span text:style-name="T13">O(|V||E|)</text:span><text:span text:style-name="T1">.</text:span></text:p>
      <text:h text:style-name="Heading_20_3" text:outline-level="3"><text:span text:style-name="T2">Dijkstran algoritmi</text:span></text:h>
      <text:p text:style-name="P2"><text:span text:style-name="T3">Toinen toteuttava algoritmi on Dijkstran algoritmi, joka löytää lyhimmät polut lähtösolmusta muihin solmuihin ajassa </text:span><text:span text:style-name="T12">O(|V|</text:span><text:span text:style-name="T4">2</text:span><text:span text:style-name="T8">)</text:span><text:span text:style-name="T5">. Dijkstran algoritmi voidaan myös toteuttaa käyttämällä apuna kekoa, jolloin aikavaativuus on </text:span><text:span text:style-name="T8">O(</text:span><text:span text:style-name="T9">(</text:span><text:span text:style-name="T8">|E|+|V|</text:span><text:span text:style-name="T9">)</text:span><text:span text:style-name="T8">log|V|)</text:span><text:span text:style-name="T5">. Harjoitustyössä toteutaan algoritmi keolla.</text:span></text:p>
      <text:h text:style-name="P6" text:outline-level="3"><text:span text:style-name="T5">A*</text:span><text:span text:style-name="T7">-algoritmi</text:span></text:h>
      <text:p text:style-name="P2"><text:span text:style-name="T5">A*-algoritmi on yksi tunnetuimpia </text:span><text:span text:style-name="T7">ja eniten käytettyjä algoritmeja lyhimmän polun etsimiseen. Se perustuu Dijkstran algoritmiin joka käyttää apuna heuristiikkaa.</text:span></text:p>
      <text:p text:style-name="P2"><text:span text:style-name="T7"/></text:p>
      <text:h text:style-name="Heading_20_2" text:outline-level="2"><text:span text:style-name="T10">Lähteet</text:span></text:h>
      <text:p text:style-name="P3"><text:span text:style-name="T10">Bellmanin-Fordin algoritmi ja Dijkstran algoritmi</text:span></text:p>
      <text:p text:style-name="P4"><text:span text:style-name="T10">Floréen, Patrik. 2013: Tietorakenteet ja algoritmit-kurssin luentomateriaali. </text:span><text:span text:style-name="T11">Viitattu 18.10.2014. </text:span><text:a xlink:type="simple" xlink:href="http://www.cs.helsinki.fi/u/floreen/tira2013syksy/tira.pdf"><text:span text:style-name="T11">http://www.cs.helsinki.fi/u/floreen/tira2013syksy/tira.pdf</text:span></text:a></text:p>
      <text:p text:style-name="P4"><text:span text:style-name="T11"/></text:p>
      <text:p text:style-name="P4"><text:span text:style-name="T11">A*-algoritmi</text:span></text:p>
      <text:p text:style-name="P4"><text:a xlink:type="simple" xlink:href="http://en.wikipedia.org/wiki/A*_search_algorithm"><text:span text:style-name="T11">http://en.wikipedia.org/wiki/A*_search_algorith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47S</meta:editing-duration>
    <meta:editing-cycles>5</meta:editing-cycles>
    <meta:generator>LibreOffice/4.0.6.2$Windows_x86 LibreOffice_project/2e2573268451a50806fcd60ae2d9fe01dd0ce24</meta:generator>
    <dc:date>2014-01-18T20:24:59.78</dc:date>
    <meta:document-statistic meta:table-count="0" meta:image-count="0" meta:object-count="0" meta:page-count="1" meta:paragraph-count="16" meta:word-count="137" meta:character-count="1405" meta:non-whitespace-character-count="1284"/>
    <meta:user-defined meta:name="Info 1"/>
    <meta:user-defined meta:name="Info 2"/>
    <meta:user-defined meta:name="Info 3"/>
    <meta:user-defined meta:name="Info 4"/>
  </office:meta>
</office:document-meta>
</file>